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UbuntuMono" svg:font-family="UbuntuMono, courier, monospace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043in" loext:contextual-spacing="false" style:line-height-at-least="0.2083in" fo:text-align="justify" style:justify-single-word="false" fo:widows="1" fo:text-indent="0in" style:auto-text-indent="false"/>
    </style:style>
    <style:style style:name="P2" style:family="paragraph" style:parent-style-name="Standard">
      <style:text-properties officeooo:rsid="0016c3a4" officeooo:paragraph-rsid="0016c3a4"/>
    </style:style>
    <style:style style:name="P3" style:family="paragraph" style:parent-style-name="Standard">
      <style:text-properties officeooo:rsid="0017cf47" officeooo:paragraph-rsid="0017cf47"/>
    </style:style>
    <style:style style:name="P4" style:family="paragraph" style:parent-style-name="Standard">
      <style:text-properties officeooo:rsid="00180eab" officeooo:paragraph-rsid="00180eab"/>
    </style:style>
    <style:style style:name="P5" style:family="paragraph" style:parent-style-name="Preformatted_20_Text">
      <style:text-properties fo:font-variant="normal" fo:text-transform="none" fo:color="#333333" style:font-name="monospace" fo:font-size="9.75pt" fo:letter-spacing="normal" fo:font-style="normal" fo:font-weight="normal" officeooo:rsid="00180eab" officeooo:paragraph-rsid="00180eab" fo:background-color="#f2f2f2" fo:padding="0in" fo:border="none"/>
    </style:style>
    <style:style style:name="T1" style:family="text">
      <style:text-properties fo:font-variant="normal" fo:text-transform="none" fo:color="#303030" style:font-name="Open Sans" fo:font-size="10.5pt" fo:letter-spacing="normal" fo:font-style="normal" fo:font-weight="normal"/>
    </style:style>
    <style:style style:name="T2" style:family="text">
      <style:text-properties fo:font-variant="normal" fo:text-transform="none" fo:color="#3487bc" style:font-name="Open Sans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1"><text:span text:style-name="T1">Le protocole Telnet s'appuie sur une connexion </text:span><text:a xlink:type="simple" xlink:href="http://www.commentcamarche.net/contents/538-le-protocole-tcp" text:style-name="Internet_20_link" text:visited-style-name="Visited_20_Internet_20_Link"><text:span text:style-name="T2">TCP</text:span></text:a><text:span text:style-name="T1"> pour envoyer des données au format </text:span><text:a xlink:type="simple" xlink:href="http://www.commentcamarche.net/contents/93-code-ascii" text:style-name="Internet_20_link" text:visited-style-name="Visited_20_Internet_20_Link"><text:span text:style-name="T2">ASCII</text:span></text:a><text:span text:style-name="T1"> <text:line-break/>codées sur 8 bits entre lesquelles s'intercalent des séquences de contrôle Telnet. Il fournit ainsi un système orienté communication, bi-directionnel (half-duplex), codé sur 8 bits facile à mettre en oeuvre. </text:span></text:p>
      <text:p text:style-name="Standard"/>
      <text:p text:style-name="Standard"/>
      <text:p text:style-name="Standard"/>
      <text:p text:style-name="P2">Type de connexion par defaut (password,publickey)</text:p>
      <text:p text:style-name="P3">quest 16 : on se connect directement ss problem au depart</text:p>
      <text:p text:style-name="P3"/>
      <text:p text:style-name="P3"/>
      <text:p text:style-name="P4">ftp</text:p>
      <text:p text:style-name="P5">sudo apt-get install vsftpd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" svg:font-family="'Open Sans', sans-serif"/>
    <style:font-face style:name="UbuntuMono" svg:font-family="UbuntuMono, courier, monospace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5T19:01:44.109095800</meta:creation-date>
    <dc:date>2015-10-17T20:54:14.687654419</dc:date>
    <meta:editing-duration>PT12H58M18S</meta:editing-duration>
    <meta:editing-cycles>4</meta:editing-cycles>
    <meta:generator>LibreOffice/4.4.2.2$Linux_X86_64 LibreOffice_project/40m0$Build-2</meta:generator>
    <meta:document-statistic meta:table-count="0" meta:image-count="0" meta:object-count="0" meta:page-count="1" meta:paragraph-count="5" meta:word-count="67" meta:character-count="437" meta:non-whitespace-character-count="373"/>
  </office:meta>
</office:document-meta>
</file>